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text-align="end" style:justify-single-word="false"/>
      <style:text-properties style:font-name="Verdana" fo:font-style="italic" style:font-style-asian="italic" style:font-style-complex="italic"/>
    </style:style>
    <style:style style:name="P3" style:family="paragraph" style:parent-style-name="Standard">
      <style:text-properties style:font-name="Verdana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Verdana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join-border="false"/>
      <style:text-properties style:font-name="Verdana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NIM – One Night Instant Mess(enger)</text:p>
      <text:p text:style-name="P2">Autor: <text:span text:style-name="T1">Kacper Cieśla</text:span></text:p>
      <text:p text:style-name="P2"><text:span text:style-name="T1"/></text:p>
      <text:p text:style-name="P5">Projekt zaliczeniowy nr 2 z przedmiotu Programowanie GUI</text:p>
      <text:p text:style-name="P1"/>
      <text:p text:style-name="P4">O Projekcie</text:p>
      <text:p text:style-name="P4"/>
      <text:p text:style-name="P1">Progam jest komunikatorem internetowym, implementującym niektóre z najbardziej podstawowych funkcjonalności protokołu XMPP, Progam umożliwia połączenie się do serwera jabbera, <text:s/>pobranie listy kontaktów, wysyłanie odbieranie wiadomości oraz ustawianie własnego statusu. Obsługiwane są avatary udostępniane przez użytkowników w vcardach. Dodatkowo przydatne informacje (takie jak login i haślo do jabbera czy ostatnio używany rozmiar okna) są zapisywane w katalogu domowym użytkownika.</text:p>
      <text:p text:style-name="P1"/>
      <text:p text:style-name="P4">Zastosowane technologie</text:p>
      <text:p text:style-name="P1"/>
      <text:p text:style-name="P1">Program został napisany w języku ruby<text:note text:id="ftn0" text:note-class="endnote"><text:note-citation>i</text:note-citation><text:note-body><text:p text:style-name="Endnote">http://www.ruby-lang.org/pl/</text:p></text:note-body></text:note> przy zastosowaniu bibioteki graficznej GTK2<text:note text:id="ftn1" text:note-class="endnote"><text:note-citation>ii</text:note-citation><text:note-body><text:p text:style-name="Endnote">http://ruby-gnome2.sourceforge.jp/</text:p></text:note-body></text:note>.. Do komunikacji z serwerem jabbera została wykorzystana biblioteka XMMP4R<text:note text:id="ftn2" text:note-class="endnote"><text:note-citation>iii</text:note-citation><text:note-body><text:p text:style-name="Endnote">http://home.gna.org/xmpp4r/</text:p></text:note-body></text:note>. Wygląd okien w programie został przygotowany za pomocą programu Glade<text:note text:id="ftn3" text:note-class="endnote"><text:note-citation>iv</text:note-citation><text:note-body><text:p text:style-name="Endnote">http://glade.gnome.org/</text:p></text:note-body></text:note>. Zastosowane technologie umożliwiają uruchamianie programu pod linuxem i windowsem (po zainstalowaniu wymienionych bibliotek).</text:p>
      <text:p text:style-name="P1"/>
      <text:p text:style-name="P4">Projekt programu</text:p>
      <text:p text:style-name="P4"/>
      <text:p text:style-name="P1">Został zastosowany wzorzec MVC. Rolę modelu pełni biblieteka XMPP4R obudowana przez klasę Engine. Kontrolerem jest klasa Base odpowiadająca za reagowanie na wszystkie akcje i zapewniająca komunikację między medlem a widokiem. Rolę widoku natomiast pełni klasa Gui i wszystkie inne w namespace Gui. <text:s/>Projekty okien przechowywane są w plikach XML w osobnym katalogu i w przypadku niewielkich przeróbek nie wymagają zmian w kodzie programu.</text:p>
      <text:p text:style-name="P1"/>
      <text:p text:style-name="P4">Uruchamianie </text:p>
      <text:p text:style-name="P1"/>
      <text:p text:style-name="P1">Do uruchomienia w systemach unixowych wymagana jest instalacja ruby, rubygtk oraz xmmp4r. Skrypt wykonywalny znajduje się w katalogu bin.</text:p>
      <text:p text:style-name="P1"/>
      <text:p text:style-name="P1">Aby wygenerować dokumentację projektu w katalogu głównym projoktu należy wykonać polecenie „rdoc”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boy</meta:initial-creator>
    <meta:creation-date>2008-12-22T17:57:32</meta:creation-date>
    <dc:creator>comboy</dc:creator>
    <dc:date>2008-12-22T18:17:33</dc:date>
    <meta:editing-cycles>1</meta:editing-cycles>
    <meta:editing-duration>PT2M4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2" meta:paragraph-count="16" meta:word-count="232" meta:character-count="1800"/>
  </office:meta>
</office:document-meta>
</file>